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6.306cm" style:rel-column-width="24308*"/>
    </style:style>
    <style:style style:name="表41.C" style:family="table-column">
      <style:table-column-properties style:column-width="9.569cm" style:rel-column-width="36889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none" fo:border-top="none" fo:border-bottom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3" style:family="paragraph" style:parent-style-name="Table_20_Contents">
      <style:text-properties fo:font-size="24pt" style:font-size-asian="24pt" style:font-size-complex="24pt"/>
    </style:style>
    <style:style style:name="P14" style:family="paragraph" style:parent-style-name="Standard">
      <style:text-properties fo:font-size="24pt" style:font-size-asian="24pt" style:font-size-complex="24pt"/>
    </style:style>
    <style:style style:name="P15" style:family="paragraph" style:parent-style-name="Standard" style:list-style-name="L1">
      <style:text-properties fo:font-size="24pt" style:font-size-asian="24pt" style:font-size-complex="24pt"/>
    </style:style>
    <style:style style:name="P16" style:family="paragraph" style:parent-style-name="Standard" style:list-style-name="L2">
      <style:text-properties fo:font-size="24pt" style:font-size-asian="24pt" style:font-size-complex="24pt"/>
    </style:style>
    <style:style style:name="P17" style:family="paragraph" style:parent-style-name="Standard" style:list-style-name="L3">
      <style:text-properties fo:font-size="24pt" style:font-size-asian="24pt" style:font-size-complex="24pt"/>
    </style:style>
    <style:style style:name="P18" style:family="paragraph" style:parent-style-name="Standard" style:list-style-name="L4">
      <style:text-properties fo:font-size="24pt" style:font-size-asian="24pt" style:font-size-complex="24pt"/>
    </style:style>
    <style:style style:name="P19" style:family="paragraph" style:parent-style-name="Standard" style:list-style-name="L5">
      <style:text-properties fo:font-size="24pt" style:font-size-asian="24pt" style:font-size-complex="24pt"/>
    </style:style>
    <style:style style:name="P20" style:family="paragraph" style:parent-style-name="Standard" style:list-style-name="L6">
      <style:text-properties fo:font-size="24pt" style:font-size-asian="24pt" style:font-size-complex="24pt"/>
    </style:style>
    <style:style style:name="P21" style:family="paragraph" style:parent-style-name="Standard" style:list-style-name="L7">
      <style:text-properties fo:font-size="24pt" style:font-size-asian="24pt" style:font-size-complex="24pt"/>
    </style:style>
    <style:style style:name="P22" style:family="paragraph" style:parent-style-name="Standard" style:list-style-name="L8">
      <style:text-properties fo:font-size="24pt" style:font-size-asian="24pt" style:font-size-complex="24pt"/>
    </style:style>
    <style:style style:name="P23" style:family="paragraph" style:parent-style-name="Standard" style:list-style-name="L9">
      <style:text-properties fo:font-size="24pt" style:font-size-asian="24pt" style:font-size-complex="24pt"/>
    </style:style>
    <style:style style:name="P24" style:family="paragraph" style:parent-style-name="Standard" style:list-style-name="L10">
      <style:text-properties fo:font-size="24pt" style:font-size-asian="24pt" style:font-size-complex="24pt"/>
    </style:style>
    <style:style style:name="P25" style:family="paragraph" style:parent-style-name="Standard" style:list-style-name="L11">
      <style:text-properties fo:font-size="24pt" style:font-size-asian="24pt" style:font-size-complex="24pt"/>
    </style:style>
    <style:style style:name="P26" style:family="paragraph" style:parent-style-name="Standard" style:list-style-name="L12">
      <style:text-properties fo:font-size="24pt" style:font-size-asian="24pt" style:font-size-complex="24pt"/>
    </style:style>
    <style:style style:name="P27" style:family="paragraph" style:parent-style-name="Standard" style:list-style-name="L13">
      <style:text-properties fo:font-size="24pt" style:font-size-asian="24pt" style:font-size-complex="24pt"/>
    </style:style>
    <style:style style:name="P28" style:family="paragraph" style:parent-style-name="Standard" style:list-style-name="L14">
      <style:text-properties fo:font-size="24pt" style:font-size-asian="24pt" style:font-size-complex="24pt"/>
    </style:style>
    <style:style style:name="P29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0" style:family="paragraph" style:parent-style-name="Standard">
      <style:text-properties fo:color="#3333ff" fo:font-size="24pt" style:font-size-asian="24pt" style:font-size-complex="24pt"/>
    </style:style>
    <style:style style:name="P31" style:family="paragraph" style:parent-style-name="Standard">
      <style:text-properties fo:color="#009933" fo:font-size="24pt" style:font-size-asian="24pt" style:font-size-complex="24pt"/>
    </style:style>
    <style:style style:name="P32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7957621612155610614" text:style-name="L1">
        <text:list-item>
          <text:p text:style-name="P15">#r:20210208_102419</text:p>
        </text:list-item>
        <text:list-item>
          <text:p text:style-name="P15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7448862" text:continue-numbering="true" text:style-name="L1">
        <text:list-item>
          <text:p text:style-name="P15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3828557874389051535" text:style-name="L2">
        <text:list-item>
          <text:p text:style-name="P16">#r:20210209_091227</text:p>
        </text:list-item>
        <text:list-item>
          <text:p text:style-name="P16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4283807063787199450" text:style-name="L3">
        <text:list-item>
          <text:p text:style-name="P17">#r:20210211_103142</text:p>
        </text:list-item>
        <text:list-item>
          <text:p text:style-name="P17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5421266994515323861" text:style-name="L4">
        <text:list-item>
          <text:p text:style-name="P18"><text:soft-page-break/>#r:20210212_124415</text:p>
        </text:list-item>
        <text:list-item>
          <text:p text:style-name="P18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7449876" text:continue-list="list4283807063787199450" text:style-name="L3">
        <text:list-item>
          <text:p text:style-name="P17">#r:<text:span text:style-name="T7">20210215_090529</text:span></text:p>
        </text:list-item>
        <text:list-item>
          <text:p text:style-name="P29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4842264168767788896" text:style-name="L5">
        <text:list-item>
          <text:p text:style-name="P19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7447549" text:continue-numbering="true" text:style-name="L5">
        <text:list-item>
          <text:p text:style-name="P19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7456545" text:continue-numbering="true" text:style-name="L5">
        <text:list-item>
          <text:p text:style-name="P19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7427473" text:continue-numbering="true" text:style-name="L5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8604106842492903484" text:style-name="L6">
        <text:list-item>
          <text:p text:style-name="P20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7427175" text:continue-numbering="true" text:style-name="L6">
        <text:list-item>
          <text:p text:style-name="P20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8199695406897452312" text:style-name="L7">
        <text:list-item>
          <text:p text:style-name="P21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7431268" text:continue-numbering="true" text:style-name="L7">
        <text:list-item>
          <text:p text:style-name="P21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7450150" text:continue-list="list37427473" text:style-name="L5">
        <text:list-item>
          <text:p text:style-name="P19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7456303" text:continue-numbering="true" text:style-name="L5">
        <text:list-item>
          <text:p text:style-name="P19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4820548110607421190" text:style-name="L8">
        <text:list-item>
          <text:p text:style-name="P22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2686066536546201774" text:style-name="L9">
        <text:list-item>
          <text:p text:style-name="P23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7452381" text:continue-list="list37456303" text:style-name="L5">
        <text:list-item>
          <text:p text:style-name="P19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7450742" text:continue-numbering="true" text:style-name="L5">
        <text:list-item>
          <text:p text:style-name="P19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7454457" text:continue-numbering="true" text:style-name="L5">
        <text:list-item>
          <text:p text:style-name="P19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7456511" text:continue-numbering="true" text:style-name="L5">
        <text:list-item>
          <text:p text:style-name="P19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7431149" text:continue-numbering="true" text:style-name="L5">
        <text:list-item>
          <text:p text:style-name="P19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7454486" text:continue-numbering="true" text:style-name="L5">
        <text:list-item>
          <text:p text:style-name="P19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7431417" text:continue-numbering="true" text:style-name="L5">
        <text:list-item>
          <text:p text:style-name="P19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7447981" text:continue-numbering="true" text:style-name="L5">
        <text:list-item>
          <text:p text:style-name="P19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910653018079698692" text:style-name="L10">
        <text:list-item>
          <text:p text:style-name="P24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7439144" text:continue-numbering="true" text:style-name="L10">
        <text:list-item>
          <text:p text:style-name="P24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7448552" text:continue-list="list37447981" text:style-name="L5">
        <text:list-item>
          <text:p text:style-name="P19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7433809" text:continue-numbering="true" text:style-name="L5">
        <text:list-item>
          <text:p text:style-name="P19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7436429" text:continue-numbering="true" text:style-name="L5">
        <text:list-item>
          <text:p text:style-name="P19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7442214" text:continue-numbering="true" text:style-name="L5">
        <text:list-item>
          <text:p text:style-name="P19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1472701132713399256" text:style-name="L11">
        <text:list-item>
          <text:p text:style-name="P25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8197748170954118321" text:style-name="L12">
        <text:list-item>
          <text:p text:style-name="P26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/>
      <text:p text:style-name="P3">XXXX=================</text:p>
      <text:p text:style-name="P6">myself / langs : vietnamese / phrases-1 / <text:span text:style-name="T2">20210309_170218</text:span></text:p>
      <text:list xml:id="list37438959" text:continue-list="list37442214" text:style-name="L5">
        <text:list-item>
          <text:p text:style-name="P19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>#20210308_122511</text:p>
          </table:table-cell>
        </table:table-row>
        <table:table-row>
          <table:table-cell table:style-name="表39.A2" office:value-type="string">
            <text:p text:style-name="P2">#20210307_130123</text:p>
          </table:table-cell>
        </table:table-row>
      </table:table>
      <text:list xml:id="list37454345" text:continue-numbering="true" text:style-name="L5">
        <text:list-item>
          <text:p text:style-name="P19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>a nail was sticking out on the board.</text:p>
          </table:table-cell>
          <table:table-cell table:style-name="表40.C1" office:value-type="string">
            <text:p text:style-name="P2">một chiếc[개 đinh đang[연결됨~1 cắm trên[보드에~1 bảng.</text:p>
          </table:table-cell>
        </table:table-row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>his hand got injured by the nail.</text:p>
          </table:table-cell>
          <table:table-cell table:style-name="表40.C2" office:value-type="string">
            <text:p text:style-name="P2">tay anh ấy bị[다쳐서~1 thương do[손톱으로~1 đinh.</text:p>
          </table:table-cell>
        </table:table-row>
      </table:table>
      <text:p text:style-name="P2">//20210309_171928</text:p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7427801" text:continue-numbering="true" text:style-name="L5">
        <text:list-item>
          <text:p text:style-name="P19">review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2"/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453889" text:continue-numbering="true" text:style-name="L5">
        <text:list-item>
          <text:p text:style-name="P19"/>
        </text:list-item>
      </text:list>
      <table:table table:name="表41" table:style-name="表41">
        <table:table-column table:style-name="表41.A"/>
        <table:table-column table:style-name="表41.B"/>
        <table:table-column table:style-name="表41.C"/>
        <table:table-row>
          <table:table-cell table:style-name="表41.A1" office:value-type="float" office:value="1">
            <text:p text:style-name="P1">1</text:p>
          </table:table-cell>
          <table:table-cell table:style-name="表41.B1" office:value-type="string">
            <text:p text:style-name="P2"/>
          </table:table-cell>
          <table:table-cell table:style-name="表41.C1" office:value-type="string">
            <text:p text:style-name="P2"/>
          </table:table-cell>
        </table:table-row>
        <table:table-row>
          <table:table-cell table:style-name="表41.A2" office:value-type="float" office:value="2">
            <text:p text:style-name="P1">2</text:p>
          </table:table-cell>
          <table:table-cell table:style-name="表41.B2" office:value-type="string">
            <text:p text:style-name="P2"/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3">
            <text:p text:style-name="P1">3</text:p>
          </table:table-cell>
          <table:table-cell table:style-name="表41.B2" office:value-type="string">
            <text:p text:style-name="P2"/>
          </table:table-cell>
          <table:table-cell table:style-name="表41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2"/>
      <text:p text:style-name="P2"><text:soft-page-break/></text:p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7438451" text:continue-numbering="true" text:style-name="L5">
        <text:list-item>
          <text:p text:style-name="P19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442261" text:continue-numbering="true" text:style-name="L5">
        <text:list-item>
          <text:p text:style-name="P19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8002675638078049812" text:style-name="L13">
        <text:list-item>
          <text:p text:style-name="P27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ext:soft-page-break/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5978299236524987712" text:style-name="L14">
        <text:list-item>
          <text:p text:style-name="P28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9T17:21:59.73</dc:date>
    <dc:creator>iwabuchi ken</dc:creator>
    <meta:editing-duration>PT9H2M45S</meta:editing-duration>
    <meta:editing-cycles>52</meta:editing-cycles>
    <meta:generator>OpenOffice/4.1.3$Win32 OpenOffice.org_project/413m1$Build-9783</meta:generator>
    <meta:document-statistic meta:table-count="41" meta:image-count="0" meta:object-count="0" meta:page-count="19" meta:paragraph-count="341" meta:word-count="1851" meta:character-count="8272"/>
  </office:meta>
</office:document-meta>
</file>